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16.106cm" svg:height="12.69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2cm" fo:page-height="12.7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7T09:31:17.46</meta:creation-date>
    <dc:date>2012-08-07T09:32:54.90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3.5$Windows_x86 LibreOffice_project/235ab8a-3802056-4a8fed3-2d66ea8-e241b8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Times New Roman'" style:font-style-name="Regular" style:font-family-generic="roman" fo:font-size="10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8pt" style:font-size-asian="10pt" style:font-size-complex="10pt"/>
    </style:style>
    <style:style style:name="ch6" style:family="chart">
      <style:chart-properties style:rotation-angle="0"/>
      <style:text-properties fo:font-family="'Times New Roman'" style:font-style-name="Regular" style:font-family-generic="roman" fo:font-size="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05cm" svg:height="12.694cm" xlink:href="." xlink:type="simple" chart:class="chart:bar" chart:style-name="ch1">
        <chart:title svg:x="5.662cm" svg:y="0.093cm" chart:style-name="ch2">
          <text:p>Time to steady-state at 1s pacing</text:p>
        </chart:title>
        <chart:plot-area chart:style-name="ch3" chart:data-source-has-labels="both" svg:x="0.078cm" svg:y="0.852cm" svg:width="15.897cm" svg:height="11.14cm">
          <chartooo:coordinate-region svg:x="5.33cm" svg:y="0.852cm" svg:width="10.326cm" svg:height="10.52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title svg:x="6.855cm" svg:y="12.027cm" chart:style-name="ch6">
              <text:p>Number of paces</text:p>
            </chart:title>
            <chart:grid chart:style-name="ch7" chart:class="major"/>
          </chart:axis>
          <chart:series chart:style-name="ch8" chart:values-cell-range-address="local-table.$B$2:.$B$26" chart:label-cell-address="local-table.$B$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paces</text:p>
              </table:table-cell>
            </table:table-row>
          </table:table-header-rows>
          <table:table-rows>
            <table:table-row>
              <table:table-cell office:value-type="string">
                <text:p>beeler_reuter_model_1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uo_rudy_1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slanidi_atrial_model_20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shannon_wang_puglisi_weber_bers_200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matsuoka_model_200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fox_mcharg_gilmour_200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grandi_pasqualini_bers_2010_ss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nygren_atrial_model_199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grandi_pasqualini_bers_2010_ss_endo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corrias_purkinje_201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carro_2011_endo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carro_2011_epi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mahajan_shiferaw_200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ten_tusscher_model_2006_M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ohara_rudy_201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ten_tusscher_model_2006_endo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ten_tusscher_model_2006_epi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maleckar_model_200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livshitz_rudy_200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ten_tusscher_model_2004_epi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fink_noble_giles_model_2008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ten_tusscher_model_2004_endo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ten_tusscher_model_2004_M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iyer_200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iyer_model_2007</text:p>
              </table:table-cell>
              <table:table-cell office:value-type="float" office:value="4370">
                <text:p>43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